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4F80000012DCC6B3A739B956999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2cm" svg:stroke-color="#ff0000" draw:marker-start-width="0.356cm" draw:marker-end="Arrowheads_20_1" draw:marker-end-width="0.457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999cm" svg:height="3.785cm" svg:x="0.034cm" svg:y="0.827cm">
          <draw:image xlink:href="Pictures/10000001000004F80000012DCC6B3A739B956999.png" xlink:type="simple" xlink:show="embed" xlink:actuate="onLoad" draw:mime-type="image/png">
            <text:p/>
          </draw:image>
        </draw:frame>
        <draw:line draw:style-name="gr2" draw:text-style-name="P2" draw:layer="layout" svg:x1="7.9cm" svg:y1="2.8cm" svg:x2="10.9cm" svg:y2="2.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9-21T17:41:22.779157826</dc:date>
    <meta:editing-duration>PT4M22S</meta:editing-duration>
    <meta:editing-cycles>6</meta:editing-cycles>
    <meta:generator>LibreOffice/7.5.4.2$MacOSX_AARCH64 LibreOffice_project/36ccfdc35048b057fd9854c757a8b67ec53977b6</meta:generator>
    <meta:document-statistic meta:object-count="2"/>
  </office:meta>
</office:document-meta>
</file>